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137cm"/>
    </style:style>
    <style:style style:name="gr2" style:family="graphic" style:parent-style-name="standard">
      <style:graphic-properties draw:stroke="solid" svg:stroke-color="#000000" draw:fill="none" draw:fill-color="#ffffff" fo:min-height="1.502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2.387cm" svg:x="3.413cm" svg:y="7.376cm">
          <draw:text-box>
            <text:p text:style-name="P1">I, my, we, our, you, your</text:p>
          </draw:text-box>
        </draw:frame>
        <draw:frame draw:style-name="gr2" draw:text-style-name="P1" draw:layer="layout" svg:width="3.175cm" svg:height="1.752cm" svg:x="7.096cm" svg:y="7.376cm">
          <draw:text-box>
            <text:p text:style-name="P1">They, their</text:p>
          </draw:text-box>
        </draw:frame>
        <draw:frame draw:style-name="gr2" draw:text-style-name="P1" draw:layer="layout" svg:width="3.175cm" svg:height="2.387cm" svg:x="11.16cm" svg:y="4.81cm">
          <draw:text-box>
            <text:p text:style-name="P1">She'd,</text:p>
            <text:p text:style-name="P1">I'd,</text:p>
            <text:p text:style-name="P1">We'd</text:p>
          </draw:text-box>
        </draw:frame>
        <draw:line draw:style-name="gr3" draw:text-style-name="P1" draw:layer="layout" svg:x1="5.699cm" svg:y1="6.715cm" svg:x2="9.128cm" svg:y2="2.27cm">
          <text:p/>
        </draw:line>
        <draw:line draw:style-name="gr3" draw:text-style-name="P1" draw:layer="layout" svg:x1="12.303cm" svg:y1="4.429cm" svg:x2="9.128cm" svg:y2="2.27cm">
          <text:p/>
        </draw:line>
        <draw:line draw:style-name="gr3" draw:text-style-name="P1" draw:layer="layout" svg:x1="6.715cm" svg:y1="5.445cm" svg:x2="7.858cm" svg:y2="6.5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jamin Striner</meta:initial-creator>
    <meta:creation-date>2017-05-14T22:06:23.38</meta:creation-date>
    <dc:date>2017-05-14T22:27:07.15</dc:date>
    <dc:creator>Benjamin Striner</dc:creator>
    <meta:editing-duration>PT5M43S</meta:editing-duration>
    <meta:editing-cycles>1</meta:editing-cycles>
    <meta:document-statistic meta:object-count="6"/>
    <meta:generator>OpenOffice/4.1.3$Win32 OpenOffice.org_project/413m1$Build-9783</meta:generator>
  </office:meta>
</office:document-meta>
</file>